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text="urn:oasis:names:tc:opendocument:xmlns:text:1.0" xmlns:oooc="http://openoffice.org/2004/calc" xmlns:style="urn:oasis:names:tc:opendocument:xmlns:style:1.0" xmlns:fo="urn:oasis:names:tc:opendocument:xmlns:xsl-fo-compatible:1.0" xmlns:office="urn:oasis:names:tc:opendocument:xmlns:office:1.0" xmlns:table="urn:oasis:names:tc:opendocument:xmlns:table:1.0">
  <office:automatic-styles>
    <style:style style:family="table-cell" style:name="red-cell">
      <style:text-properties fo:color="#ff0000" fo:font-weight="bold"/>
    </style:style>
    <style:style style:family="table-cell" style:name="cust2">
      <style:table-cell-properties fo:border="0.0038in solid #000000"/>
    </style:style>
  </office:automatic-styles>
  <office:body>
    <office:spreadsheet>
      <table:table table:name="">
        <table:table-row>
          <table:table-cell office:value="" office:value-type="string"/>
          <table:table-cell office:value="" office:value-type="string"/>
          <table:table-cell office:value-type="string" table:number-columns-spanned="4">
            <text:p>Приложение №1 к договору 1 от "18" Июня 2009г.</text:p>
          </table:table-cell>
        </table:table-row>
        <table:table-row>
          <table:table-cell office:value-type="string" table:number-columns-spanned="2">
            <text:p>г.Калининград</text:p>
          </table:table-cell>
        </table:table-row>
        <table:table-row/>
        <table:table-row>
          <table:table-cell office:value-type="string" table:number-columns-spanned="7">
            <text:p>Сторона, именуемая в договоре "Турагент": ООО "Бюро путешествий "Твой мир""
236000 г.Калининград ул.Карла Маркса 70
236000 г.Калининград ул.Карла Маркса 70
952066 ОГРН 1073905021046
 ИНН/КПП 3904090652/390401001
40702810608900000479
филиал "Калининградский "Трастовый Республиканский Банк"" к/c 30101810300000000890
042748890
Минаева А.В.</text:p>
          </table:table-cell>
        </table:table-row>
        <table:table-row>
          <table:table-cell office:value-type="string" table:number-columns-spanned="7">
            <text:p>Сторона, именуемая в договоре "Турист": surname_kir_10 name_kir_10 ot4_kir_ 10</text:p>
          </table:table-cell>
        </table:table-row>
        <table:table-row/>
        <table:table-row>
          <table:table-cell office:value="" office:value-type="string"/>
          <table:table-cell office:value="" office:value-type="string"/>
          <table:table-cell office:value-type="string" table:number-columns-spanned="4">
            <text:p>ЗАЯВКА НА БРОНИРОВАНИЕ ТУРПРОДУКТА</text:p>
          </table:table-cell>
        </table:table-row>
        <table:table-row>
          <table:table-cell office:value-type="string">
            <text:p>1. ТУРИСТЫ:</text:p>
          </table:table-cell>
        </table:table-row>
        <table:table-row>
          <table:table-cell table:style-name="cust2" office:value-type="string" table:number-columns-spanned="2" table:number-rows-spanned="2">
            <text:p>ФИО + (транскрипция в загран
паспорте гражданина РФ для 
выезда из РФ и въезда в РФ)</text:p>
          </table:table-cell>
          <table:table-cell office:value="" office:value-type="string"/>
          <table:table-cell table:style-name="cust2" office:value-type="string" table:number-rows-spanned="2">
            <text:p>Дата рождения</text:p>
          </table:table-cell>
          <table:table-cell table:style-name="cust2" office:value-type="string" table:number-columns-spanned="2">
            <text:p>Паспорт</text:p>
          </table:table-cell>
          <table:table-cell office:value="" office:value-type="string"/>
          <table:table-cell table:style-name="cust2" office:value-type="string" table:number-columns-spanned="2">
            <text:p>Продолжительность 
путешествия*</text:p>
          </table:table-cell>
          <table:table-cell office:value="" office:value-type="string"/>
        </table:table-row>
        <table:table-row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серия, N</text:p>
          </table:table-cell>
          <table:table-cell table:style-name="cust2" office:value-type="string">
            <text:p>действует до</text:p>
          </table:table-cell>
          <table:table-cell table:style-name="cust2" office:value-type="string">
            <text:p>начало</text:p>
          </table:table-cell>
          <table:table-cell table:style-name="cust2" office:value-type="string">
            <text:p>окончание</text:p>
          </table:table-cell>
        </table:table-row>
        <table:table-row>
          <table:table-cell table:style-name="cust2" office:value-type="string" table:number-columns-spanned="2">
            <text:p>surname_kir_10 name_kir_10 ot4_kir_ 10 
 surname_lat_10 name_lat_10</text:p>
          </table:table-cell>
          <table:table-cell office:value="" office:value-type="string"/>
          <table:table-cell table:style-name="cust2" office:value-type="string">
            <text:p>1910-01-03</text:p>
          </table:table-cell>
          <table:table-cell table:style-name="cust2" office:value-type="string">
            <text:p>10 1010</text:p>
          </table:table-cell>
          <table:table-cell office:value="" table:style-name="cust2" office:value-type="string"/>
          <table:table-cell table:style-name="cust2" office:value-type="string">
            <text:p>2009-05-26</text:p>
          </table:table-cell>
          <table:table-cell table:style-name="cust2" office:value-type="string">
            <text:p>2009-05-31</text:p>
          </table:table-cell>
        </table:table-row>
        <table:table-row>
          <table:table-cell table:style-name="cust2" office:value-type="string" table:number-columns-spanned="2">
            <text:p>surname_kir_1 name_kir_1 ot4_kir_ 1 
 surname_lat_1 name_lat_1</text:p>
          </table:table-cell>
          <table:table-cell office:value="" office:value-type="string"/>
          <table:table-cell table:style-name="cust2" office:value-type="string">
            <text:p>0191-01-03</text:p>
          </table:table-cell>
          <table:table-cell table:style-name="cust2" office:value-type="string">
            <text:p>1 11</text:p>
          </table:table-cell>
          <table:table-cell office:value="" table:style-name="cust2" office:value-type="string"/>
          <table:table-cell table:style-name="cust2" office:value-type="string">
            <text:p>2009-05-26</text:p>
          </table:table-cell>
          <table:table-cell table:style-name="cust2" office:value-type="string">
            <text:p>2009-05-31</text:p>
          </table:table-cell>
        </table:table-row>
        <table:table-row>
          <table:table-cell office:value-type="string">
            <text:p>2. Размещение по маршруту:</text:p>
          </table:table-cell>
        </table:table-row>
        <table:table-row>
          <table:table-cell table:style-name="cust2" office:value-type="string">
            <text:p>Страна</text:p>
          </table:table-cell>
          <table:table-cell table:style-name="cust2" office:value-type="string">
            <text:p>Город</text:p>
          </table:table-cell>
          <table:table-cell table:style-name="cust2" office:value-type="string">
            <text:p>Отель/категория
(по каталогу ТО)</text:p>
          </table:table-cell>
          <table:table-cell table:style-name="cust2" office:value-type="string" table:number-columns-spanned="2">
            <text:p>Период пребывания (с-по)</text:p>
          </table:table-cell>
          <table:table-cell office:value="" office:value-type="string"/>
          <table:table-cell table:style-name="cust2" office:value-type="string">
            <text:p>Тип номера</text:p>
          </table:table-cell>
          <table:table-cell table:style-name="cust2" office:value-type="string">
            <text:p>Питание</text:p>
          </table:table-cell>
        </table:table-row>
        <table:table-row>
          <table:table-cell table:style-name="cust2" office:value-type="string">
            <text:p>Россия</text:p>
          </table:table-cell>
          <table:table-cell table:style-name="cust2" office:value-type="string">
            <text:p>moscow</text:p>
          </table:table-cell>
          <table:table-cell table:style-name="cust2" office:value-type="string">
            <text:p>московский отель 1</text:p>
          </table:table-cell>
          <table:table-cell table:style-name="cust2" office:value-type="string" table:number-columns-spanned="2">
            <text:p>2009-05-26 - 2009-05-31</text:p>
          </table:table-cell>
          <table:table-cell office:value="" office:value-type="string"/>
          <table:table-cell table:style-name="cust2" office:value-type="string">
            <text:p>SNQL</text:p>
          </table:table-cell>
          <table:table-cell table:style-name="cust2" office:value-type="string">
            <text:p>BB</text:p>
          </table:table-cell>
        </table:table-row>
        <table:table-row/>
        <table:table-row>
          <table:table-cell office:value-type="string">
            <text:p>3. Услуги: 3.1. Турпродукт:</text:p>
          </table:table-cell>
        </table:table-row>
        <table:table-row>
          <table:table-cell table:style-name="cust2" office:value-type="string">
            <text:p>Наим.</text:p>
          </table:table-cell>
          <table:table-cell table:style-name="cust2" office:value-type="string" table:number-columns-spanned="5">
            <text:p>Описание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Количество
 туристов</text:p>
          </table:table-cell>
        </table:table-row>
        <table:table-row>
          <table:table-cell table:style-name="cust2" office:value-type="string">
            <text:p>Перевозка</text:p>
          </table:table-cell>
          <table:table-cell office:value="" table:style-name="cust2" office:value-type="string" table:number-columns-spanned="5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>
            <text:p>Трансфер</text:p>
          </table:table-cell>
          <table:table-cell office:value="" table:style-name="cust2" office:value-type="string" table:number-columns-spanned="5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>
            <text:p>Перевозка</text:p>
          </table:table-cell>
          <table:table-cell office:value="" table:style-name="cust2" office:value-type="string" table:number-columns-spanned="5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>
            <text:p>Страховка</text:p>
          </table:table-cell>
          <table:table-cell office:value="" table:style-name="cust2" office:value-type="string" table:number-columns-spanned="5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>
            <text:p>Трансфер</text:p>
          </table:table-cell>
          <table:table-cell office:value="" table:style-name="cust2" office:value-type="string" table:number-columns-spanned="5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/>
        <table:table-row>
          <table:table-cell office:value-type="string">
            <text:p>3.2. Доп. услуги:</text:p>
          </table:table-cell>
        </table:table-row>
        <table:table-row>
          <table:table-cell table:style-name="cust2" office:value-type="string" table:number-columns-spanned="5">
            <text:p>Описание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Количество</text:p>
          </table:table-cell>
          <table:table-cell table:style-name="cust2" office:value-type="string">
            <text:p>Цена</text:p>
          </table:table-cell>
        </table:table-row>
        <table:table-row/>
        <table:table-row>
          <table:table-cell office:value-type="string">
            <text:p>3.3. Примечания:</text:p>
          </table:table-cell>
        </table:table-row>
        <table:table-row>
          <table:table-cell office:value="" table:style-name="cust2" office:value-type="string" table:number-columns-spanned="7" table:number-rows-spanned="2"/>
        </table:table-row>
        <table:table-row/>
        <table:table-row>
          <table:table-cell office:value-type="string">
            <text:p>4. Общая стоимость турпродукта (в рублях):</text:p>
          </table:table-cell>
        </table:table-row>
        <table:table-row>
          <table:table-cell table:style-name="cust2" office:value-type="string" table:number-columns-spanned="6">
            <text:p>Общая цена турпродукта составляет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 table:number-columns-spanned="6">
            <text:p>Стоимость доп.услуг составляет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 table:number-columns-spanned="6">
            <text:p>Скидка (Внимание! Скидки на дополнительные оплаты не распространяются)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 table:number-columns-spanned="6">
            <text:p>Предоплата (не менее 50%)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 table:number-columns-spanned="6">
            <text:p>Общая стоимость турпродукта составляет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>
          <table:table-cell table:style-name="cust2" office:value-type="string" table:number-columns-spanned="6">
            <text:p>Полная оплата турпродукта производится в срок до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/>
        </table:table-row>
        <table:table-row/>
        <table:table-row>
          <table:table-cell office:value-type="string">
            <text:p>6. Дополнительно:</text:p>
          </table:table-cell>
        </table:table-row>
        <table:table-row>
          <table:table-cell table:style-name="cust2" office:value-type="string" table:number-columns-spanned="5">
            <text:p>Встречи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 table:number-columns-spanned="2"/>
          <table:table-cell office:value="" office:value-type="string"/>
        </table:table-row>
        <table:table-row>
          <table:table-cell table:style-name="cust2" office:value-type="string" table:number-columns-spanned="5">
            <text:p>Проводы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 table:number-columns-spanned="2"/>
          <table:table-cell office:value="" office:value-type="string"/>
        </table:table-row>
        <table:table-row>
          <table:table-cell table:style-name="cust2" office:value-type="string" table:number-columns-spanned="5">
            <text:p>Сопровождение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 table:number-columns-spanned="2"/>
          <table:table-cell office:value="" office:value-type="string"/>
        </table:table-row>
        <table:table-row>
          <table:table-cell table:style-name="cust2" office:value-type="string" table:number-columns-spanned="5">
            <text:p>Минимальное количество человек в группе, необходимое для совершения
 путешествия (по условиям групповых и экскурсионных
 программ туроператора)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table:style-name="cust2" office:value-type="string" table:number-columns-spanned="2"/>
          <table:table-cell office:value="" office:value-type="string"/>
        </table:table-row>
        <table:table-row/>
        <table:table-row>
          <table:table-cell office:value-type="string">
            <text:p>8. Турист заявляет о том, что:</text:p>
          </table:table-cell>
        </table:table-row>
        <table:table-row>
          <table:table-cell table:style-name="cust2" office:value-type="string" table:number-columns-spanned="6">
            <text:p>8.1. С правилами страхования от невыезда ознакомлен(а)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Подпись:</text:p>
          </table:table-cell>
        </table:table-row>
        <table:table-row>
          <table:table-cell table:style-name="cust2" office:value-type="string" table:number-columns-spanned="6">
            <text:p>а) Согласен (согласна) оформить страховку от невыезда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Подпись:</text:p>
          </table:table-cell>
        </table:table-row>
        <table:table-row>
          <table:table-cell table:style-name="cust2" office:value-type="string" table:number-columns-spanned="6">
            <text:p>б) Отказываюсь оформить страховку от невыезда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Подпись:</text:p>
          </table:table-cell>
        </table:table-row>
        <table:table-row>
          <table:table-cell table:style-name="cust2" office:value-type="string" table:number-columns-spanned="6">
            <text:p>7.2. С информацией о стране пребывания, условиях и особенностях
 осуществления путешествия, правилами безопасности и
 поведения в стране пребывания ознакомлен(а)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Подпись:</text:p>
          </table:table-cell>
        </table:table-row>
        <table:table-row>
          <table:table-cell table:style-name="cust2" office:value-type="string" table:number-columns-spanned="6">
            <text:p>7.3. Информацию о финансовом обеспечении туроператора
, основаниях и порядке выплаты страхового возмещения или уплаты
 денежной суммы по банковской гарантии получил(а)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table:style-name="cust2" office:value-type="string">
            <text:p>Подпись:</text:p>
          </table:table-cell>
        </table:table-row>
        <table:table-row/>
        <table:table-row>
          <table:table-cell office:value-type="string">
            <text:p>Турагент: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-type="string">
            <text:p>Турист:</text:p>
          </table:table-cell>
        </table:table-row>
        <table:table-row>
          <table:table-cell office:value-type="string">
            <text:p>____________/Минаева А.В./</text:p>
          </table:table-cell>
          <table:table-cell office:value="" office:value-type="string"/>
          <table:table-cell office:value="" office:value-type="string"/>
          <table:table-cell office:value="" office:value-type="string"/>
          <table:table-cell office:value="" office:value-type="string"/>
          <table:table-cell office:value-type="string">
            <text:p>____________/surname_kir_10/</text:p>
          </table:table-cell>
        </table:table-row>
        <table:table-row>
          <table:table-cell office:value-type="string">
            <text:p>М.П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 xmlns:svg="urn:oasis:names:tc:opendocument:xmlns:svg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/>
    </number:number-style>
    <number:number-style style:name="integer-grouped">
      <number:number number:decimal-places="0" number:min-integer-digits="1" number:grouping="true"/>
    </number:number-style>
  </office:styles>
</office:document-styles>
</file>